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mfortaa" svg:font-family="Comforta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bold" officeooo:rsid="001b17b7" officeooo:paragraph-rsid="001b17b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text-properties style:font-name="Arial" fo:font-weight="normal" officeooo:rsid="001b17b7" officeooo:paragraph-rsid="001b17b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Arial"/>
    </style:style>
    <style:style style:name="P10" style:family="paragraph" style:parent-style-name="Standard" style:master-page-name="">
      <loext:graphic-properties draw:fill="none"/>
      <style:paragraph-properties fo:margin-left="0.25in" fo:margin-right="0in" fo:text-align="center" style:justify-single-word="false" fo:text-indent="0in" style:auto-text-indent="false" style:page-number="auto" fo:background-color="transparent"/>
      <style:text-properties style:font-name="Arial"/>
    </style:style>
    <style:style style:name="P11" style:family="paragraph" style:parent-style-name="Standard">
      <loext:graphic-properties draw:fill="none"/>
      <style:paragraph-properties fo:margin-left="0.25in" fo:margin-right="0in" fo:text-align="center" style:justify-single-word="false" fo:text-indent="0in" style:auto-text-indent="false" fo:background-color="transparent"/>
      <style:text-properties style:font-name="Arial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Arial"/>
    </style:style>
    <style:style style:name="P1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GME 219 project plan and schedule</text:p>
      <text:p text:style-name="P11"/>
      <text:p text:style-name="P2">Matheus Tararam de Laurentys</text:p>
      <text:p text:style-name="P1"/>
      <text:p text:style-name="P1"><text:span text:style-name="T1">Project:</text:span> model a classic style dining room.</text:p>
      <text:p text:style-name="P1"><text:span text:style-name="T1"/></text:p>
      <text:p text:style-name="P1"><text:span text:style-name="T1">Graybox:</text:span> 11/12/2021</text:p>
      <text:p text:style-name="P1"/>
      <text:p text:style-name="P5">I will create the final project scene in two steps. The first will be having every asset textured</text:p>
      <text:p text:style-name="P5">in place, regardless of the quality I can do. The second will be replacing each asset in</text:p>
      <text:p text:style-name="P5">sequence with an improved version. That will guarantee I have a deliverable at any point, in</text:p>
      <text:p text:style-name="P5">case I do not have time to complete every asset.</text:p>
      <text:p text:style-name="P1"/>
      <text:p text:style-name="P4">Uniformity:</text:p>
      <text:p text:style-name="P4"/>
      <text:p text:style-name="P6">In terms of style, my plan is just to stick with the concept images. I think they have all in all the same theme: classic dinner room. As for the developing of the models, I will only use .ma files and models will be created in independent scenes - clock goes in clock.ma and plate goes in plate.ma for example. On the Unity scene, models will be named similarly.</text:p>
      <text:p text:style-name="P1"/>
      <text:p text:style-name="P3">Assets:</text:p>
      <text:p text:style-name="P8">Clock - this will be my animated model (pendulum and clock hands)</text:p>
      <text:p text:style-name="P8">Table</text:p>
      <text:p text:style-name="P8">Chair</text:p>
      <text:p text:style-name="P8">Walls</text:p>
      <text:p text:style-name="P8">Plates and silverware</text:p>
      <text:p text:style-name="P8">Ceiling and light</text:p>
      <text:p text:style-name="P1"/>
      <text:p text:style-name="P7">I understand there is a lot to do and I will not be able to accomplish everything. That is why I</text:p>
      <text:p text:style-name="P7">will improve the scene incrementally. However, this also means that the quality of each</text:p>
      <text:p text:style-name="P7">model will vary greatly, but I believe it is expected due to time constraints.</text:p>
      <text:p text:style-name="P1"/>
      <text:p text:style-name="P3">Schedule:</text:p>
      <text:p text:style-name="P9">11/21: Have the first step complete.</text:p>
      <text:p text:style-name="P1"><text:tab/>This should have the animation in place and the clock should be in its final version</text:p>
      <text:p text:style-name="P1"><text:tab/>Replace the graybox with slightly better assets</text:p>
      <text:p text:style-name="P9">11/28: Have at least one more model of decent quality. Probably the table</text:p>
      <text:p text:style-name="P12">12/05: Light and lighting. Replace all assets that look terrible (remove or improve)</text:p>
      <text:p text:style-name="P1"/>
      <text:p text:style-name="P4">Expectations:</text:p>
      <text:p text:style-name="P1"/>
      <text:p text:style-name="P1">My goal is not having a beautiful engaging scenario but having a compact room without</text:p>
      <text:p text:style-name="P1">many empty spaces and without anything looking terr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mfortaa" svg:font-family="Comforta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21:46:47.740858994</meta:creation-date>
    <dc:date>2021-12-14T22:00:44.207737313</dc:date>
    <meta:editing-duration>PT16S</meta:editing-duration>
    <meta:editing-cycles>1</meta:editing-cycles>
    <meta:document-statistic meta:table-count="0" meta:image-count="0" meta:object-count="0" meta:page-count="1" meta:paragraph-count="29" meta:word-count="301" meta:character-count="1698" meta:non-whitespace-character-count="1424"/>
    <meta:generator>LibreOffice/6.0.7.3$Linux_X86_64 LibreOffice_project/00m0$Build-3</meta:generator>
  </office:meta>
</office:document-meta>
</file>